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3E0000009FD468449DC29481F8.jpg" manifest:media-type="image/jpeg"/>
  <manifest:file-entry manifest:full-path="Pictures/1000000000000136000000A3A3F31E7DCA190077.jpg" manifest:media-type="image/jpeg"/>
  <manifest:file-entry manifest:full-path="Pictures/100002010000020000000200F26046EF0C53C8F1.png" manifest:media-type="image/png"/>
  <manifest:file-entry manifest:full-path="Pictures/10000000000002EE000001F433AA826546648420.jpg" manifest:media-type="image/jpeg"/>
  <manifest:file-entry manifest:full-path="Pictures/1000000000000400000002AB9B1A3F31695066B3.jpg" manifest:media-type="image/jpeg"/>
  <manifest:file-entry manifest:full-path="Pictures/100002010000020000000200C548BD6B4AD72A85.png" manifest:media-type="image/png"/>
  <manifest:file-entry manifest:full-path="Pictures/100002010000020000000200EBCAD321871BDD1B.png" manifest:media-type="image/png"/>
  <manifest:file-entry manifest:full-path="Pictures/10000201000002000000020055D7004263BC2D05.png" manifest:media-type="image/png"/>
  <manifest:file-entry manifest:full-path="Pictures/1000000000000640000004AF3685995006540956.jpg" manifest:media-type="image/jpeg"/>
  <manifest:file-entry manifest:full-path="Pictures/100002010000020000000200484748029F13C7F6.png" manifest:media-type="image/png"/>
  <manifest:file-entry manifest:full-path="Pictures/100002010000020000000200A004E7555DDE2AB4.png" manifest:media-type="image/png"/>
  <manifest:file-entry manifest:full-path="Pictures/100002010000020000000200E92AFD2859754B3F.png" manifest:media-type="image/png"/>
  <manifest:file-entry manifest:full-path="Pictures/10000000000002A6000001BEF652F2F3EB538E5B.jpg" manifest:media-type="image/jpeg"/>
  <manifest:file-entry manifest:full-path="Pictures/100002010000020000000200D30841A2B5E9F6A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mic Sans MS" fo:font-size="52pt" fo:letter-spacing="normal" fo:font-style="normal" style:text-underline-style="none" fo:font-weight="normal" style:font-name-asian="Comic Sans MS" style:font-size-asian="52pt" style:font-style-asian="normal" style:font-weight-asian="normal" style:font-name-complex="Comic Sans MS" style:font-size-complex="52pt" style:font-style-complex="normal" style:font-weight-complex="normal"/>
    </style:style>
    <style:style style:name="T2" style:family="text">
      <style:text-properties fo:font-variant="normal" fo:text-transform="none" fo:color="#cccccc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mic Sans M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6.828cm" svg:height="2.706cm" svg:x="4.285cm" svg:y="0cm" presentation:class="title" presentation:user-transformed="true">
          <draw:text-box>
            <text:p text:style-name="P1"><text:span text:style-name="T1">Smart glasses</text:span></text:p>
          </draw:text-box>
        </draw:frame>
        <draw:frame draw:name="Google Shape;55;p13" presentation:style-name="pr2" draw:text-style-name="P3" draw:layer="layout" svg:width="23.667cm" svg:height="2.201cm" svg:x="0.435cm" svg:y="2.399cm" presentation:class="subtitle" presentation:user-transformed="true">
          <draw:text-box>
            <text:p text:style-name="P1"><text:span text:style-name="T2">Julien Druelle, Mathieu Vidot and Jonathan Morgado</text:span></text:p>
          </draw:text-box>
        </draw:frame>
        <draw:frame draw:name="Google Shape;56;p13" draw:style-name="gr1" draw:text-style-name="P4" draw:layer="layout" svg:width="15.417cm" svg:height="10.141cm" svg:x="5.145cm" svg:y="3.737cm">
          <draw:image xlink:href="Pictures/10000000000002A6000001BEF652F2F3EB538E5B.jp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1;p14" draw:style-name="gr1" draw:text-style-name="P4" draw:layer="layout" svg:width="17.253cm" svg:height="11.502cm" svg:x="4.073cm" svg:y="1.392cm">
          <draw:image xlink:href="Pictures/10000000000002EE000001F433AA826546648420.jpg" xlink:type="simple" xlink:show="embed" xlink:actuate="onLoad">
            <text:p/>
          </draw:image>
        </draw:frame>
        <presentation:notes draw:style-name="dp2">
          <draw:page-thumbnail draw:name="Google Shape;58;ga0c046d49f_0_11:notes" draw:style-name="gr2" draw:layer="layout" svg:width="16.932cm" svg:height="9.524cm" svg:x="1.059cm" svg:y="1.905cm" draw:page-number="2" presentation:class="page"/>
          <draw:frame draw:name="Google Shape;59;ga0c046d49f_0_11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Glasses" draw:style-name="dp1" draw:master-page-name="TITLE_5f_AND_5f_BODY" presentation:presentation-page-layout-name="AL2T1">
        <draw:frame draw:name="Google Shape;66;p15" presentation:style-name="pr5" draw:text-style-name="P6" draw:layer="layout" svg:width="23.667cm" svg:height="1.59cm" svg:x="0.866cm" svg:y="0.498cm" presentation:class="title" presentation:user-transformed="true">
          <draw:text-box>
            <text:p text:style-name="P1"><text:span text:style-name="T3">Our Glasses</text:span></text:p>
          </draw:text-box>
        </draw:frame>
        <draw:frame draw:name="Google Shape;67;p15" draw:style-name="gr1" draw:text-style-name="P4" draw:layer="layout" svg:width="14.545cm" svg:height="10.9cm" svg:x="5.427cm" svg:y="2.559cm">
          <draw:image xlink:href="Pictures/1000000000000640000004AF3685995006540956.jpg" xlink:type="simple" xlink:show="embed" xlink:actuate="onLoad">
            <text:p/>
          </draw:image>
        </draw:frame>
        <presentation:notes draw:style-name="dp2">
          <draw:page-thumbnail draw:name="Google Shape;63;g9ffbc4c220_0_427:notes" draw:style-name="gr2" draw:layer="layout" svg:width="16.932cm" svg:height="9.524cm" svg:x="1.059cm" svg:y="1.905cm" draw:page-number="3" presentation:class="page"/>
          <draw:frame draw:name="Google Shape;64;g9ffbc4c220_0_42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2;p16" draw:style-name="gr1" draw:text-style-name="P4" draw:layer="layout" svg:width="8.741cm" svg:height="5.83cm" svg:x="1.664cm" svg:y="0.631cm">
          <draw:image xlink:href="Pictures/1000000000000400000002AB9B1A3F31695066B3.jpg" xlink:type="simple" xlink:show="embed" xlink:actuate="onLoad">
            <text:p/>
          </draw:image>
        </draw:frame>
        <draw:frame draw:name="Google Shape;73;p16" draw:style-name="gr1" draw:text-style-name="P4" draw:layer="layout" svg:width="3.762cm" svg:height="3.762cm" svg:x="13.209cm" svg:y="1.665cm">
          <draw:image xlink:href="Pictures/100002010000020000000200484748029F13C7F6.png" xlink:type="simple" xlink:show="embed" xlink:actuate="onLoad">
            <text:p/>
          </draw:image>
        </draw:frame>
        <draw:frame draw:name="Google Shape;74;p16" draw:style-name="gr1" draw:text-style-name="P4" draw:layer="layout" svg:width="3.851cm" svg:height="3.851cm" svg:x="1.478cm" svg:y="8.583cm">
          <draw:image xlink:href="Pictures/100002010000020000000200C548BD6B4AD72A85.png" xlink:type="simple" xlink:show="embed" xlink:actuate="onLoad">
            <text:p/>
          </draw:image>
        </draw:frame>
        <draw:custom-shape draw:name="Google Shape;75;p16" draw:style-name="gr3" draw:text-style-name="P8" draw:layer="layout" svg:width="3.246cm" svg:height="0.727cm" svg:x="1.781cm" svg:y="7.62cm">
          <text:p text:style-name="P7"><text:span text:style-name="T4">+1,000 ap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gr1" draw:text-style-name="P4" draw:layer="layout" svg:width="1.827cm" svg:height="1.827cm" svg:x="6.127cm" svg:y="9.595cm">
          <draw:image xlink:href="Pictures/10000201000002000000020055D7004263BC2D05.png" xlink:type="simple" xlink:show="embed" xlink:actuate="onLoad">
            <text:p/>
          </draw:image>
        </draw:frame>
        <draw:frame draw:name="Google Shape;77;p16" draw:style-name="gr1" draw:text-style-name="P4" draw:layer="layout" svg:width="1.827cm" svg:height="1.827cm" svg:x="10.839cm" svg:y="8.259cm">
          <draw:image xlink:href="Pictures/100002010000020000000200EBCAD321871BDD1B.png" xlink:type="simple" xlink:show="embed" xlink:actuate="onLoad">
            <text:p/>
          </draw:image>
        </draw:frame>
        <draw:custom-shape draw:name="Google Shape;78;p16" draw:style-name="gr3" draw:text-style-name="P8" draw:layer="layout" svg:width="1.605cm" svg:height="0.727cm" svg:x="10.951cm" svg:y="7.382cm">
          <text:p text:style-name="P7"><text:span text:style-name="T4">2 TB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6" draw:style-name="gr1" draw:text-style-name="P4" draw:layer="layout" svg:width="1.827cm" svg:height="1.827cm" svg:x="10.839cm" svg:y="11.099cm">
          <draw:image xlink:href="Pictures/100002010000020000000200A004E7555DDE2AB4.png" xlink:type="simple" xlink:show="embed" xlink:actuate="onLoad">
            <text:p/>
          </draw:image>
        </draw:frame>
        <draw:frame draw:name="Google Shape;80;p16" draw:style-name="gr1" draw:text-style-name="P4" draw:layer="layout" svg:width="2.839cm" svg:height="2.839cm" svg:x="13.437cm" svg:y="9.271cm">
          <draw:image xlink:href="Pictures/100002010000020000000200D30841A2B5E9F6A9.png" xlink:type="simple" xlink:show="embed" xlink:actuate="onLoad">
            <text:p/>
          </draw:image>
        </draw:frame>
        <draw:frame draw:name="Google Shape;81;p16" draw:style-name="gr1" draw:text-style-name="P4" draw:layer="layout" svg:width="3.762cm" svg:height="3.762cm" svg:x="20.143cm" svg:y="1.665cm">
          <draw:image xlink:href="Pictures/100002010000020000000200F26046EF0C53C8F1.png" xlink:type="simple" xlink:show="embed" xlink:actuate="onLoad">
            <text:p/>
          </draw:image>
        </draw:frame>
        <draw:frame draw:name="Google Shape;82;p16" draw:style-name="gr1" draw:text-style-name="P4" draw:layer="layout" svg:width="4.175cm" svg:height="4.175cm" svg:x="19.537cm" svg:y="8.421cm">
          <draw:image xlink:href="Pictures/100002010000020000000200E92AFD2859754B3F.png" xlink:type="simple" xlink:show="embed" xlink:actuate="onLoad">
            <text:p/>
          </draw:image>
        </draw:frame>
        <draw:custom-shape draw:name="Google Shape;83;p16" draw:style-name="gr3" draw:text-style-name="P8" draw:layer="layout" svg:width="3.43cm" svg:height="0.727cm" svg:x="19.667cm" svg:y="7.382cm">
          <text:p text:style-name="P7"><text:span text:style-name="T4">-30 minutes !</text:span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3" draw:text-style-name="P8" draw:layer="layout" svg:width="3.43cm" svg:height="0.727cm" svg:x="19.909cm" svg:y="12.597cm">
          <text:p text:style-name="P7"><text:span text:style-name="T4">+8 hours !</text:span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9ffbc4c220_0_422:notes" draw:style-name="gr2" draw:layer="layout" svg:width="16.932cm" svg:height="9.524cm" svg:x="1.059cm" svg:y="1.905cm" draw:page-number="4" presentation:class="page"/>
          <draw:frame draw:name="Google Shape;70;g9ffbc4c220_0_42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ort edition" draw:style-name="dp1" draw:master-page-name="TITLE_5f_AND_5f_BODY" presentation:presentation-page-layout-name="AL2T1">
        <draw:frame draw:name="Google Shape;89;p17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Sport edition</text:span></text:p>
          </draw:text-box>
        </draw:frame>
        <draw:frame draw:name="Google Shape;90;p17" presentation:style-name="pr8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1;p17" draw:style-name="gr1" draw:text-style-name="P4" draw:layer="layout" svg:width="15.327cm" svg:height="8.059cm" svg:x="5.036cm" svg:y="3.201cm">
          <draw:image xlink:href="Pictures/1000000000000136000000A3A3F31E7DCA190077.jpg" xlink:type="simple" xlink:show="embed" xlink:actuate="onLoad">
            <text:p/>
          </draw:image>
        </draw:frame>
        <presentation:notes draw:style-name="dp2">
          <draw:page-thumbnail draw:name="Google Shape;86;ga0c046d49f_0_1:notes" draw:style-name="gr2" draw:layer="layout" svg:width="16.932cm" svg:height="9.524cm" svg:x="1.059cm" svg:y="1.905cm" draw:page-number="5" presentation:class="page"/>
          <draw:frame draw:name="Google Shape;87;ga0c046d49f_0_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essional edition" draw:style-name="dp1" draw:master-page-name="TITLE_5f_AND_5f_BODY" presentation:presentation-page-layout-name="AL2T1">
        <draw:frame draw:name="Google Shape;96;p18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Professional edition</text:span></text:p>
          </draw:text-box>
        </draw:frame>
        <draw:frame draw:name="Google Shape;97;p18" presentation:style-name="pr10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8;p18" draw:style-name="gr1" draw:text-style-name="P4" draw:layer="layout" svg:width="16.305cm" svg:height="8.152cm" svg:x="4.547cm" svg:y="3.201cm">
          <draw:image xlink:href="Pictures/100000000000013E0000009FD468449DC29481F8.jpg" xlink:type="simple" xlink:show="embed" xlink:actuate="onLoad">
            <text:p/>
          </draw:image>
        </draw:frame>
        <presentation:notes draw:style-name="dp2">
          <draw:page-thumbnail draw:name="Google Shape;93;ga0c046d49f_0_6:notes" draw:style-name="gr2" draw:layer="layout" svg:width="16.932cm" svg:height="9.524cm" svg:x="1.059cm" svg:y="1.905cm" draw:page-number="6" presentation:class="page"/>
          <draw:frame draw:name="Google Shape;94;ga0c046d49f_0_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103;p19" presentation:style-name="pr5" draw:text-style-name="P6" draw:layer="layout" svg:width="5.587cm" svg:height="1.59cm" svg:x="9.906cm" svg:y="6.348cm" presentation:class="title" presentation:user-transformed="true">
          <draw:text-box>
            <text:p text:style-name="P7"><text:span text:style-name="T5">Conclusion</text:span></text:p>
          </draw:text-box>
        </draw:frame>
        <presentation:notes draw:style-name="dp2">
          <draw:page-thumbnail draw:name="Google Shape;100;ga0db9b460b_0_13:notes" draw:style-name="gr2" draw:layer="layout" svg:width="16.932cm" svg:height="9.524cm" svg:x="1.059cm" svg:y="1.905cm" draw:page-number="7" presentation:class="page"/>
          <draw:frame draw:name="Google Shape;101;ga0db9b460b_0_1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"/>
    <meta:generator>LibreOfficeDev/6.0.5.2$Linux_X86_64 LibreOffice_project/</meta:generator>
  </office:meta>
</office:document-meta>
</file>